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d07fe" officeooo:paragraph-rsid="001d07fe"/>
    </style:style>
    <style:style style:name="P2" style:family="paragraph" style:parent-style-name="Footer">
      <style:text-properties officeooo:rsid="001d07fe" officeooo:paragraph-rsid="001d07fe"/>
    </style:style>
    <style:style style:name="P3" style:family="paragraph" style:parent-style-name="Standard">
      <style:text-properties officeooo:rsid="001d07fe" officeooo:paragraph-rsid="001d07fe"/>
    </style:style>
    <style:style style:name="P4" style:family="paragraph" style:parent-style-name="Standard">
      <style:text-properties officeooo:rsid="001ec044" officeooo:paragraph-rsid="001ec04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28b36"/>
    </style:style>
    <style:style style:name="T4" style:family="text">
      <style:text-properties officeooo:rsid="0022b8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rps : allumé</text:p>
      <text:p text:style-name="P4"><text:span text:style-name="T1">Deux en gras</text:span>, <text:span text:style-name="T2">deux en italique</text:span>, <text:span text:style-name="T1">de</text:span><text:span text:style-name="T2">u</text:span><text:span text:style-name="T1">x</text:span> en mis-gras, mi-italique</text:p>
      <text:p text:style-name="P4">Plusieurs espaces : deux <text:s text:c="2"/>trois</text:p>
      <text:p text:style-name="P4">Édité : <text:span text:style-name="T4">fa</text:span>u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07fe" officeooo:paragraph-rsid="001d07fe"/>
    </style:style>
    <style:style style:name="MP2" style:family="paragraph" style:parent-style-name="Footer">
      <style:text-properties officeooo:rsid="001d07fe" officeooo:paragraph-rsid="001d07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n-tete : homme</text:p>
      </style:header>
      <style:footer>
        <text:p text:style-name="MP2">Pied de page : allu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01:09:41.691586901</meta:creation-date>
    <dc:date>2024-01-27T11:00:50.390010099</dc:date>
    <meta:editing-duration>PT5M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6" meta:word-count="29" meta:character-count="155" meta:non-whitespace-character-count="130"/>
  </office:meta>
</office:document-meta>
</file>